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orwardingInstructions-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orwardingInstructions">
            <text:p>ForwardingInstructions</text:p>
          </table:table-cell>
          <table:table-cell table:style-name="ce8" office:value-type="string" office:string-value="Forwarding Instructions. Details">
            <text:p>Forwarding Instructions. Details</text:p>
          </table:table-cell>
          <table:table-cell table:style-name="ce8" office:value-type="string" office:string-value=""/>
          <table:table-cell table:style-name="ce8" office:value-type="string" office:string-value="Forwarding Instructions">
            <text:p>Forwarding Instruction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Forwarding Instruction, Freight Forwarding Instruction, Shippers Letter of Instruction, Shipper's Letter of Instruction, Shipping Instruction">
            <text:p>Forwarding Instruction, Freight Forwarding Instruction, Shippers Letter of Instruction, Shipper's Letter of Instruction, Shipping Instruction</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issued to a forwarder, giving instructions regarding the action to be taken for the forwarding of goods described therein. Forwarding Instructions is used by any party who gives instructions for the transportation services required for a consignment of goods to any party who is contracted to provide the transportation services. The parties who issue this document are commonly referred to as the shipper or consignor, while the parties who receive this document are forwarders, carriers, shipping agents, etc. This document may also be issued by a forwarder or shipping agent in its capacity as a shipper. This document can be used to arrange for the transportation (1) of different types of goods or cargoes; (2) whether containerized or non-containerized; (3) through different modes of transport including multi-modal; and (4) from any origin to any destination.">
            <text:p>A document issued to a forwarder, giving instructions regarding the action to be taken for the forwarding of goods described therein. Forwarding Instructions is used by any party who gives instructions for the transportation services required for a consignment of goods to any party who is contracted to provide the transportation services. The parties who issue this document are commonly referred to as the shipper or consignor, while the parties who receive this document are forwarders, carriers, shipping agents, etc. This document may also be issued by a forwarder or shipping agent in its capacity as a shipper. This document can be used to arrange for the transportation (1) of different types of goods or cargoes; (2) whether containerized or non-containerized; (3) through different modes of transport including multi-modal; and (4) from any origin to any destination.</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16" office:value-type="string" office:string-value="Changes for UBL 2.0 Update Package: Text Freight Forwarding Instruction, Shippers Letter of Instruction moved from Alternative Business Terms for ID (cell N6) to Alternative Business Terms for the document itself (cell N2), joining Forwarding Instruction ; Shipping Instruction and Shipper s Letter of Instruction (with apostrophe) added to Alternative Business Terms in the same cell">
            <text:p>Changes for UBL 2.0 Update Package: Text <text:s/>Freight Forwarding Instruction, Shippers Letter of Instruction <text:s/>moved from Alternative Business Terms for ID (cell N6) to Alternative Business Terms for the document itself (cell N2), joining <text:s/>Forwarding Instruction ; <text:s/>Shipping Instruction <text:s/>and <text:s/>Shipper s Letter of Instruction <text:s/>(with apostrophe) added to Alternative Business Terms in the same cell</text:p>
          </table:table-cell>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Forwarding Instructions. UBL Version Identifier. Identifier">
            <text:p>Forwarding Instructions. UBL Version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Forwarding Instructions. Customization Identifier. Identifier">
            <text:p>Forwarding Instructions. Customization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Forwarding Instructions. Profile Identifier. Identifier">
            <text:p>Forwarding Instructions. Profile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Forwarding Instructions. Profile Execution Identifier. Identifier">
            <text:p>Forwarding Instructions. Profile Execution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Forwarding Instructions. Identifier">
            <text:p>Forwarding Instructions.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6) changed from Unique identifier of the Forwarding Instructions. Reference number to identify a Shipping Instruction. to Unique identifier of the Forwarding Instructions. ">
            <text:p>Changes for UBL 2.0 Update Package: Definition (cell Q6) changed from <text:s/>Unique identifier of the Forwarding Instructions. Reference number to identify a Shipping Instruction. <text:s/>to <text:s/>Unique identifier of the Forwarding Instructions. </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Forwarding Instructions. Carrier Assigned_ Identifier. Identifier">
            <text:p>Forwarding Instructions. Carrier Assigned_ Identifier. Identifier</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Reference number assigned by a carrier or its agent to identify a specific shipment, such as a booking reference number when cargo space is reserved prior to loading.">
            <text:p>Reference number assigned by a carrier or its agent to identify a specific shipment, such as a booking reference number when cargo space is reserved prior to loading.</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Forwarding Instructions. UUID. Identifier">
            <text:p>Forwarding Instructions. UUID.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Forwarding Instructions. Issue Date. Date">
            <text:p>Forwarding Instructions. Issue Date. Date</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185">
            <text:p>2185</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Forwarding Instructions. Issue Time. Time">
            <text:p>Forwarding Instructions. Issue Time. Time</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185">
            <text:p>2185</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Forwarding Instructions. Name">
            <text:p>Forwarding Instructions. Name</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Forwarding Instructions. Description. Text">
            <text:p>Forwarding Instructions. Description. Text</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Description of the type of Forwarding Instructions. to Textual description of the document instance. ">
            <text:p>Changes for UBL 2.0 Update Package: Definition (cell Q12) changed from <text:s/>Description of the type of Forwarding Instructions.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Forwarding Instructions. Note. Text">
            <text:p>Forwarding Instructions. Note. Text</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ocumentStatusCode">
            <text:p>DocumentStatusCode</text:p>
          </table:table-cell>
          <table:table-cell office:value-type="string" table:style-name="ce9" office:string-value="Forwarding Instructions. Document Status Code. Code">
            <text:p>Forwarding Instructions. Document Status Code. Code</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de">
            <text:p>Code</text:p>
          </table:table-cell>
          <table:table-cell office:value-type="string" table:style-name="ce11" table:formula="of:=IF([.F15]&lt;&gt;&quot;&quot;;CONCATENATE([.F15];&quot; &quot;;[.G15]);[.G15])" office:string-value="Document Status Code">
            <text:p>Document Status Code</text:p>
          </table:table-cell>
          <table:table-cell office:value-type="string" table:style-name="ce9" office:string-value="Code">
            <text:p>Code</text:p>
          </table:table-cell>
          <table:table-cell office:value-type="string" table:style-name="ce9" office:string-value="Document Status">
            <text:p>Document Status</text:p>
          </table:table-cell>
          <table:table-cell office:value-type="string" table:style-name="ce11" table:formula="of:=IF([.J15]&lt;&gt;&quot;&quot;;CONCATENATE([.J15];&quot;_ &quot;;[.I15];&quot;. Type&quot;);CONCATENATE([.I15];&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e Forwarding Instructions with respect to its original state. This code may be used if the document precedes the event and is subsequently found to be incorrect and in need of cancellation or revision.">
            <text:p>A code signifying the status of the Forwarding Instructions with respect to its original state. This code may be used if the document precedes the event and is subsequently found to be incorrect and in need of cancellation or revision.</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ShippingOrderID">
            <text:p>ShippingOrderID</text:p>
          </table:table-cell>
          <table:table-cell office:value-type="string" table:style-name="ce9" office:string-value="Forwarding Instructions. Shipping Order Identifier. Identifier">
            <text:p>Forwarding Instructions. Shipping Order Identifier. Identifier</text:p>
          </table:table-cell>
          <table:table-cell table:style-name="ce9" office:value-type="string" office:string-value=""/>
          <table:table-cell office:value-type="string" table:style-name="ce9" office:string-value="Forwarding Instructions">
            <text:p>Forwarding Instructions</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6]&lt;&gt;&quot;&quot;;CONCATENATE([.F16];&quot; &quot;;[.G16]);[.G16])"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Reference number to identify a Shipping Order.">
            <text:p>Reference number to identify a Shipping Order.</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oOrderIndicator">
            <text:p>ToOrderIndicator</text:p>
          </table:table-cell>
          <table:table-cell office:value-type="string" table:style-name="ce9" office:string-value="Forwarding Instructions. To Order_ Indicator. Indicator">
            <text:p>Forwarding Instructions. To Order_ Indicator. Indicator</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To Order">
            <text:p>To Order</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7]&lt;&gt;&quot;&quot;;CONCATENATE([.F17];&quot; &quot;;[.G17]);[.G17])"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7]&lt;&gt;&quot;&quot;;CONCATENATE([.J17];&quot;_ &quot;;[.I17];&quot;. Type&quot;);CONCATENATE([.I17];&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e transport document is consigned to order.">
            <text:p>Indicates whether the transport document is consigned to or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AdValoremIndicator">
            <text:p>AdValoremIndicator</text:p>
          </table:table-cell>
          <table:table-cell office:value-type="string" table:style-name="ce9" office:string-value="Forwarding Instructions. Ad Valorem_ Indicator. Indicator">
            <text:p>Forwarding Instructions. Ad Valorem_ Indicator. Indicator</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Ad Valorem">
            <text:p>Ad Valorem</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8]&lt;&gt;&quot;&quot;;CONCATENATE([.F18];&quot; &quot;;[.G18]);[.G1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8]&lt;&gt;&quot;&quot;;CONCATENATE([.J18];&quot;_ &quot;;[.I18];&quot;. Type&quot;);CONCATENATE([.I1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term used in commerce in reference to certain duties, called ad valorem duties, which are levied on commodities at certain rates per centum on their value.">
            <text:p>A term used in commerce in reference to certain duties, called ad valorem duties, which are levied on commodities at certain rates per centum on their valu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DeclaredCarriageValueAmount">
            <text:p>DeclaredCarriageValueAmount</text:p>
          </table:table-cell>
          <table:table-cell office:value-type="string" table:style-name="ce9" office:string-value="Forwarding Instructions. Declared Carriage_ Value. Amount">
            <text:p>Forwarding Instructions. Declared Carriage_ Value. Amount</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Declared Carriage">
            <text:p>Declared Carriage</text:p>
          </table:table-cell>
          <table:table-cell table:style-name="ce9" office:value-type="string" office:string-value=""/>
          <table:table-cell office:value-type="string" table:style-name="ce9" office:string-value="Value">
            <text:p>Value</text:p>
          </table:table-cell>
          <table:table-cell office:value-type="string" table:style-name="ce11" table:formula="of:=IF([.F19]&lt;&gt;&quot;&quot;;CONCATENATE([.F19];&quot; &quot;;[.G19]);[.G19])" office:string-value="Value">
            <text:p>Value</text:p>
          </table:table-cell>
          <table:table-cell office:value-type="string" table:style-name="ce9" office:string-value="Amount">
            <text:p>Amount</text:p>
          </table:table-cell>
          <table:table-cell table:style-name="ce9" office:value-type="string" office:string-value=""/>
          <table:table-cell office:value-type="string" table:style-name="ce11" table:formula="of:=IF([.J19]&lt;&gt;&quot;&quot;;CONCATENATE([.J19];&quot;_ &quot;;[.I19];&quot;. Type&quot;);CONCATENATE([.I19];&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Value declared by the shipper or his agent solely for the purpose of varying the carrier's level of liability from that provided in the contract of carriage in case of loss or damage to goods or delayed delivery.">
            <text:p>Value declared by the shipper or his agent solely for the purpose of varying the carrier's level of liability from that provided in the contract of carriage in case of loss or damage to goods or delayed delivery.</text:p>
          </table:table-cell>
          <table:table-cell table:style-name="ce9" office:value-type="string" office:string-value=""/>
          <table:table-cell table:style-name="ce9" office:value-type="string" office:string-value="5036">
            <text:p>503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OtherInstruction">
            <text:p>OtherInstruction</text:p>
          </table:table-cell>
          <table:table-cell office:value-type="string" table:style-name="ce9" office:string-value="Forwarding Instructions. Other_ Instruction. Text">
            <text:p>Forwarding Instructions. Other_ Instruction. Text</text:p>
          </table:table-cell>
          <table:table-cell table:style-name="ce9" office:value-type="string" office:string-value=""/>
          <table:table-cell office:value-type="string" table:style-name="ce9" office:string-value="Forwarding Instructions">
            <text:p>Forwarding Instructions</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20]&lt;&gt;&quot;&quot;;CONCATENATE([.F20];&quot; &quot;;[.G20]);[.G20])"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20]&lt;&gt;&quot;&quot;;CONCATENATE([.J20];&quot;_ &quot;;[.I20];&quot;. Type&quot;);CONCATENATE([.I20];&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Contains other free-text instructions to the forwarders or carriers related to the shipment. This should only be used where such information cannot be represented in other structured information entities within the document.">
            <text:p>Contains other free-text instructions to the forwarders or carriers related to the shipment. This should only be used where such information cannot be represented in other structured information entities within the document.</text:p>
          </table:table-cell>
          <table:table-cell table:style-name="ce9" office:value-type="string" office:string-value=""/>
          <table:table-cell table:style-name="ce9" office:value-type="string" office:string-value="4244">
            <text:p>4244</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signorParty">
            <text:p>ConsignorParty</text:p>
          </table:table-cell>
          <table:table-cell table:style-name="ce10" office:value-type="string" office:string-value="Forwarding Instructions. Consignor_ Party. Party">
            <text:p>Forwarding Instructions. Consignor_ Party. Party</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Consignor">
            <text:p>Consigno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ignor (WCO ID 71 and 72)">
            <text:p>Consignor (WCO ID 71 and 7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arrierParty">
            <text:p>CarrierParty</text:p>
          </table:table-cell>
          <table:table-cell table:style-name="ce10" office:value-type="string" office:string-value="Forwarding Instructions. Carrier_ Party. Party">
            <text:p>Forwarding Instructions. Carrier_ Party. Party</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Carrier">
            <text:p>Carri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Transport Company, Shipping Line, NVOCC, Airline, Haulier, Courier, Carrier (WCO ID 49 and 50)">
            <text:p>Transport Company, Shipping Line, NVOCC, Airline, <text:s/>Haulier, Courier, Carrier (WCO ID 49 and 5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providing the transport of goods between named points.">
            <text:p>The party providing the transport of goods between named poi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reightForwarderParty">
            <text:p>FreightForwarderParty</text:p>
          </table:table-cell>
          <table:table-cell table:style-name="ce10" office:value-type="string" office:string-value="Forwarding Instructions. Freight Forwarder_ Party. Party">
            <text:p>Forwarding Instructions. Freight Forwarder_ Party. Party</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Freight Forwarder">
            <text:p>Freight Forward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olidator (WCO ID 192 AND 193)">
            <text:p>Consolidator (WCO ID 192 AND 193)</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arty combining individual smaller consignments into a single larger shipment (a so-called consolidated consignment or shipment) that is sent to a counterpart who mirrors the consolidator's activity by dividing the consolidated consignment into its original components.">
            <text:p>A party combining individual smaller consignments into a single larger shipment (a so-called consolidated consignment or shipment) that is sent to a counterpart who mirrors the consolidator's activity by dividing the consolidated consignment into its original compone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10" office:value-type="string" office:string-value="Forwarding Instructions. Shipment">
            <text:p>Forwarding Instructions. Shipment</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n identifiable collection of one or more goods items to be transported between the seller party and the buyer party.">
            <text:p>An identifiable collection of one or more goods items to be transported between the seller party and the buy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Information about the separately identifiable collection of goods items (available to be) transported from one consignor to one consignee via one or more modes of transport. to An association to Shipment. ">
            <text:p>Changes for UBL 2.0 Update Package: Definition changed from <text:s/>Information about the separately identifiable collection of goods items (available to be) transported from one consignor to one consignee via one or more modes of transport. <text:s/>to <text:s/>An association to Shipment. </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Reference">
            <text:p>DocumentReference</text:p>
          </table:table-cell>
          <table:table-cell table:style-name="ce10" office:value-type="string" office:string-value="Forwarding Instructions. Document Reference">
            <text:p>Forwarding Instructions. Document Reference</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ExchangeRate">
            <text:p>ExchangeRate</text:p>
          </table:table-cell>
          <table:table-cell table:style-name="ce10" office:value-type="string" office:string-value="Forwarding Instructions. Exchange Rate">
            <text:p>Forwarding Instructions. Exchange Rate</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Information about the rate of exchange (conversion) between two currencies.">
            <text:p>Information about the rate of exchange (conversion) between two currenci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Signature">
            <text:p>Signature</text:p>
          </table:table-cell>
          <table:table-cell table:style-name="ce10" office:value-type="string" office:string-value="Forwarding Instructions. Signature">
            <text:p>Forwarding Instructions. Signature</text:p>
          </table:table-cell>
          <table:table-cell table:style-name="ce10" office:value-type="string" office:string-value=""/>
          <table:table-cell table:style-name="ce10" office:value-type="string" office:string-value="Forwarding Instructions">
            <text:p>Forwarding Instructio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